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cbdc4" officeooo:paragraph-rsid="000cbdc4"/>
    </style:style>
    <style:style style:name="P2" style:family="paragraph" style:parent-style-name="Standard">
      <style:text-properties fo:font-style="italic" fo:font-weight="bold" officeooo:rsid="000cbdc4" officeooo:paragraph-rsid="000cbdc4"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uis Ferdinand Céline, Voyage au bout de la nuit (1932)</text:p>
      <text:p text:style-name="P2"/>
      <text:p text:style-name="P1"/>
      <text:p text:style-name="P1">Serais-je donc le seul lâche sur la terre ? pensais-je. Et avec quel effroi ! …Perdu parmi deux millions de fous héroïques et déchaînés et armés jusqu'aux cheveux ? Avec casques, sans casques, sans chevaux, sur motos, hurlants, en autos, sifflants, tirailleurs, comploteurs, volants, à genoux, creusant, se défilant, caracolant dans les sentiers, pétaradant, enfermés sur la terre comme dans un cabanon, pour y tout détruire, Allemagne, France et Continents, tout ce qui respire, détruire, plus enragés que les chiens, adorant leur rage (ce que les chiens ne font pas), cent, mille fois plus enragés que mille chiens et tellement plus vicieux ! Nous étions jolis ! Décidément, je le concevais, je m'étais embarqué dans une croisade apocalyptique. </text:p>
      <text:p text:style-name="P1"/>
      <text:p text:style-name="P1">On est puceau de l'Horreur comme on l'est de la volupté. Comment aurais-je pu me douter moi de cette horreur en quittant la place Clichy (1) ? Qui aurait pu prévoir, avant d'entrer vraiment dans la guerre, tout ce que contenait la sale âme héroïque et fainéante des hommes ? A présent, j'étais pris dans cette fuite en masse, vers le meurtre en commun, vers le feu…Ça venait des profondeurs et c'était arrivé. </text:p>
      <text:p text:style-name="P1"/>
      <text:p text:style-name="P1">Le colonel ne bronchait toujours pas, je le regardais recevoir, sur le talus, des petites lettres du général qu'il déchirait ensuite menu, les ayant lues sans hâte, entre les balles. Dans aucune d'elles, il n'y avait donc l'ordre d'arrêter net cette abomination ? On ne lui disait donc pas d'en haut qu'il y avait méprise ? Abominable erreur ? Maldonne ? Qu'on s'était trompé ? Que c'était des manoeuvres pour rire qu'on avait voulu faire, et pas des assassinats ! Mais non ! « Continuez, colonel, vous êtes dans la bonne voie ! » Voilà sans doute ce que lui écrivait le général des Entrayes, de la division, notre chef à tous, dont il recevait une enveloppe chaque cinq minutes, par un agent de liaison, que la peur rendait chaque fois un peu plus vert et foireux. J'en aurais fait mon frère peureux de ce garçon là ! Mais on n'avait pas le temps de fraterniser non plus. </text:p>
      <text:p text:style-name="P1"/>
      <text:p text:style-name="P1">Donc pas d'erreur ? Ce qu'on faisait à se tirer dessus, comme ça, sans même se voir, n'était pas défendu ! Cela faisait partie des choses qu'on peut faire sans mériter une bonne engueulade. C'était même reconnu, encouragé sans doute par les gens sérieux, comme le tirage au sort, les fiançailles, la chasse à courre ! … Rien à dire. Je venais de découvrir d'un coup la guerre tout entière. J'étais dépucelé. Faut être à peu près seul devant elle comme je l'étais à ce moment-là pour bien la voir la vache, en face et de profil. On venait d'allumer la guerre entre nous et ceux d'en face, et à présent ça brûlait ! Comme le courant entre les deux charbons, dans la lampe à arc. Et il n'était pas près de s'éteindre le charbon ! On y passerait tous, le colonel comme les autres, tout mariole qu'il semblerait être, et sa carne ne ferait pas plus de rôti que la mienne quand le courant d'en face lui passerait entre les deux épaules. </text:p>
      <text:p text:style-name="P1"/>
      <text:p text:style-name="P1">Il y a bien des façons d'être condamné à mort. Ah ! combien n'aurais-je pas donné à ce moment-là pour être en prison au lieu d'être ici, moi crétin ! Pour avoir, par exemple, quand c'était si facile, prévoyant, volé quelque chose, quelque part, quand il en était temps encore. On ne pense à rien ! De la prison, on en sort vivant, pas de la guerre. Tout le reste, c'est des mots. </text:p>
      <text:p text:style-name="P1"/>
      <text:p text:style-name="P1">Si seulement j'avais encore eu le temps, mais je ne l'avais plus ! Il n'y avait plus rien à vol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4T15:46:51.176549667</meta:creation-date>
    <dc:date>2014-06-24T15:47:27.368472917</dc:date>
    <meta:editing-duration>P0D</meta:editing-duration>
    <meta:editing-cycles>1</meta:editing-cycles>
    <meta:document-statistic meta:table-count="0" meta:image-count="0" meta:object-count="0" meta:page-count="1" meta:paragraph-count="7" meta:word-count="626" meta:character-count="3496" meta:non-whitespace-character-count="2872"/>
    <meta:generator>LibreOffice/4.2.4.2$Linux_x86 LibreOffice_project/420m0$Build-2</meta:generator>
  </office:meta>
</office:document-meta>
</file>